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042cm" fo:min-width="1.792cm" fo:wrap-option="wrap"/>
    </style:style>
    <style:style style:name="gr3" style:family="graphic" style:parent-style-name="standard">
      <style:graphic-properties svg:stroke-color="#800080" draw:fill="solid" draw:fill-color="#800080" draw:textarea-horizontal-align="justify" draw:textarea-vertical-align="middle" draw:auto-grow-height="false" fo:min-height="2.042cm" fo:min-width="1.792cm" fo:wrap-option="wrap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2.042cm" fo:min-width="1.792cm" fo:wrap-option="wrap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42cm" fo:min-width="1.792cm" fo:wrap-option="wrap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2.042cm" fo:min-width="1.792cm" fo:wrap-option="wrap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5" draw:marker-end-width="0.3cm" draw:fill="none" draw:textarea-vertical-align="middle"/>
    </style:style>
    <style:style style:name="gr18" style:family="graphic" style:parent-style-name="objectwithoutfill">
      <style:graphic-properties draw:marker-end="Arrowheads_20_16" draw:marker-end-width="0.3cm" draw:fill="none" draw:textarea-vertical-align="middle"/>
    </style:style>
    <style:style style:name="gr19" style:family="graphic" style:parent-style-name="standard">
      <style:graphic-properties draw:stroke="solid" svg:stroke-width="0.102cm" svg:stroke-color="#ff0000" draw:marker-start-width="0.356cm" draw:marker-end-width="0.356cm" draw:fill="none" draw:fill-color="#ffffff" fo:min-height="0.628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draw:stroke="solid" svg:stroke-width="0.102cm" svg:stroke-color="#2a6099" draw:marker-start-width="0.356cm" draw:marker-end-width="0.356cm" draw:fill="none" draw:fill-color="#ffffff" fo:min-height="0.628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draw:stroke="solid" svg:stroke-width="0.102cm" svg:stroke-color="#00a933" draw:marker-start-width="0.356cm" draw:marker-end-width="0.356cm" draw:fill="none" draw:fill-color="#ffffff" fo:min-height="0.628cm" fo:padding-top="0.176cm" fo:padding-bottom="0.176cm" fo:padding-left="0.301cm" fo:padding-right="0.301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none" draw:textarea-vertical-align="middle"/>
    </style:style>
    <style:style style:name="gr23" style:family="graphic" style:parent-style-name="objectwithoutfill">
      <style:graphic-properties draw:marker-end="Arrowheads_20_18" draw:marker-end-width="0.3cm" draw:fill="none" draw:textarea-vertical-align="middle"/>
    </style:style>
    <style:style style:name="gr24" style:family="graphic" style:parent-style-name="objectwithoutfill">
      <style:graphic-properties draw:marker-end="Arrowheads_20_19" draw:marker-end-width="0.3cm" draw:fill="none" draw:textarea-vertical-align="middle"/>
    </style:style>
    <style:style style:name="gr25" style:family="graphic" style:parent-style-name="objectwithoutfill">
      <style:graphic-properties draw:marker-end="Arrowheads_20_20" draw:marker-end-width="0.3cm" draw:fill="none" draw:textarea-vertical-align="middle"/>
    </style:style>
    <style:style style:name="gr26" style:family="graphic" style:parent-style-name="objectwithoutfill">
      <style:graphic-properties draw:marker-end="Arrowheads_20_21" draw:marker-end-width="0.3cm" draw:fill="none" draw:textarea-vertical-align="middle"/>
    </style:style>
    <style:style style:name="gr27" style:family="graphic" style:parent-style-name="objectwithoutfill">
      <style:graphic-properties draw:marker-end="Arrowheads_20_22" draw:marker-end-width="0.3cm" draw:fill="none" draw:textarea-vertical-align="middle"/>
    </style:style>
    <style:style style:name="gr28" style:family="graphic" style:parent-style-name="objectwithoutfill">
      <style:graphic-properties draw:marker-end="Arrowheads_20_23" draw:marker-end-width="0.3cm" draw:fill="none" draw:textarea-vertical-align="middle"/>
    </style:style>
    <style:style style:name="gr29" style:family="graphic" style:parent-style-name="objectwithoutfill">
      <style:graphic-properties draw:marker-end="Arrowheads_20_24" draw:marker-end-width="0.3cm" draw:fill="none" draw:textarea-vertical-align="middle"/>
    </style:style>
    <style:style style:name="gr30" style:family="graphic" style:parent-style-name="objectwithoutfill">
      <style:graphic-properties draw:marker-end="Arrowheads_20_25" draw:marker-end-width="0.3cm" draw:fill="none" draw:textarea-vertical-align="middle"/>
    </style:style>
    <style:style style:name="gr31" style:family="graphic" style:parent-style-name="objectwithoutfill">
      <style:graphic-properties draw:marker-end="Arrowheads_20_26" draw:marker-end-width="0.3cm" draw:fill="none" draw:textarea-vertical-align="middle"/>
    </style:style>
    <style:style style:name="gr32" style:family="graphic" style:parent-style-name="objectwithoutfill">
      <style:graphic-properties draw:marker-end="Arrowheads_20_27" draw:marker-end-width="0.3cm" draw:fill="none" draw:textarea-vertical-align="middle"/>
    </style:style>
    <style:style style:name="gr33" style:family="graphic" style:parent-style-name="objectwithoutfill">
      <style:graphic-properties draw:marker-end="Arrowheads_20_28" draw:marker-end-width="0.3cm" draw:fill="none" draw:textarea-vertical-align="middle"/>
    </style:style>
    <style:style style:name="gr34" style:family="graphic" style:parent-style-name="objectwithoutfill">
      <style:graphic-properties draw:marker-end="Arrowheads_20_29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6" style:family="graphic" style:parent-style-name="objectwithoutfill">
      <style:graphic-properties draw:marker-end="Arrowheads_20_30" draw:marker-end-width="0.3cm" draw:fill="none" draw:textarea-vertical-align="middle"/>
    </style:style>
    <style:style style:name="gr37" style:family="graphic" style:parent-style-name="objectwithoutfill">
      <style:graphic-properties draw:marker-end="Arrowheads_20_31" draw:marker-end-width="0.3cm" draw:fill="none" draw:textarea-vertical-align="middle"/>
    </style:style>
    <style:style style:name="gr38" style:family="graphic" style:parent-style-name="objectwithoutfill">
      <style:graphic-properties draw:marker-end="Arrowheads_20_32" draw:marker-end-width="0.3cm" draw:fill="none" draw:textarea-vertical-align="middle"/>
    </style:style>
    <style:style style:name="gr39" style:family="graphic" style:parent-style-name="objectwithoutfill">
      <style:graphic-properties draw:marker-end="Arrowheads_20_33" draw:marker-end-width="0.3cm" draw:fill="none" draw:textarea-vertical-align="middle"/>
    </style:style>
    <style:style style:name="gr40" style:family="graphic" style:parent-style-name="objectwithoutfill">
      <style:graphic-properties draw:marker-end="Arrowheads_20_35" draw:marker-end-width="0.3cm" draw:fill="none" draw:textarea-vertical-align="middle"/>
    </style:style>
    <style:style style:name="gr41" style:family="graphic" style:parent-style-name="objectwithoutfill">
      <style:graphic-properties draw:marker-end="Arrowheads_20_36" draw:marker-end-width="0.3cm" draw:fill="none" draw:textarea-vertical-align="middle"/>
    </style:style>
    <style:style style:name="gr42" style:family="graphic" style:parent-style-name="objectwithoutfill">
      <style:graphic-properties draw:marker-end="Arrowheads_20_37" draw:marker-end-width="0.3cm" draw:fill="none" draw:textarea-vertical-align="middle"/>
    </style:style>
    <style:style style:name="gr43" style:family="graphic" style:parent-style-name="objectwithoutfill">
      <style:graphic-properties draw:marker-end="Arrowheads_20_38" draw:marker-end-width="0.3cm" draw:fill="none" draw:textarea-vertical-align="middle"/>
    </style:style>
    <style:style style:name="gr44" style:family="graphic" style:parent-style-name="objectwithoutfill">
      <style:graphic-properties draw:marker-end="Arrowheads_20_39" draw:marker-end-width="0.3cm" draw:fill="none" draw:textarea-vertical-align="middle"/>
    </style:style>
    <style:style style:name="gr45" style:family="graphic" style:parent-style-name="objectwithoutfill">
      <style:graphic-properties draw:marker-end="Arrowheads_20_40" draw:marker-end-width="0.3cm" draw:fill="none" draw:textarea-vertical-align="middle"/>
    </style:style>
    <style:style style:name="gr46" style:family="graphic" style:parent-style-name="objectwithoutfill">
      <style:graphic-properties draw:marker-end="Arrowheads_20_41" draw:marker-end-width="0.3cm" draw:fill="none" draw:textarea-vertical-align="middle"/>
    </style:style>
    <style:style style:name="gr47" style:family="graphic" style:parent-style-name="objectwithoutfill">
      <style:graphic-properties draw:marker-end="Arrowheads_20_42" draw:marker-end-width="0.3cm" draw:fill="none" draw:textarea-vertical-align="middle"/>
    </style:style>
    <style:style style:name="gr48" style:family="graphic" style:parent-style-name="objectwithoutfill">
      <style:graphic-properties draw:marker-end="Arrowheads_20_43" draw:marker-end-width="0.3cm" draw:fill="none" draw:textarea-vertical-align="middle"/>
    </style:style>
    <style:style style:name="gr49" style:family="graphic" style:parent-style-name="objectwithoutfill">
      <style:graphic-properties draw:marker-end="Arrowheads_20_44" draw:marker-end-width="0.3cm" draw:fill="none" draw:textarea-vertical-align="middle"/>
    </style:style>
    <style:style style:name="gr50" style:family="graphic" style:parent-style-name="objectwithoutfill">
      <style:graphic-properties draw:marker-end="Arrowheads_20_46" draw:marker-end-width="0.3cm" draw:fill="none" draw:textarea-vertical-align="middle"/>
    </style:style>
    <style:style style:name="gr51" style:family="graphic" style:parent-style-name="objectwithoutfill">
      <style:graphic-properties draw:marker-end="Arrowheads_20_47" draw:marker-end-width="0.3cm" draw:fill="none" draw:textarea-vertical-align="middle"/>
    </style:style>
    <style:style style:name="gr52" style:family="graphic" style:parent-style-name="objectwithoutfill">
      <style:graphic-properties draw:marker-end="Arrowheads_20_48" draw:marker-end-width="0.3cm" draw:fill="none" draw:textarea-vertical-align="middle"/>
    </style:style>
    <style:style style:name="gr53" style:family="graphic" style:parent-style-name="objectwithoutfill">
      <style:graphic-properties draw:marker-end="Arrowheads_20_49" draw:marker-end-width="0.3cm" draw:fill="none" draw:textarea-vertical-align="middle"/>
    </style:style>
    <style:style style:name="gr54" style:family="graphic" style:parent-style-name="objectwithoutfill">
      <style:graphic-properties draw:marker-end="Arrowheads_20_50" draw:marker-end-width="0.3cm" draw:fill="none" draw:textarea-vertical-align="middle"/>
    </style:style>
    <style:style style:name="gr55" style:family="graphic" style:parent-style-name="objectwithoutfill">
      <style:graphic-properties draw:marker-end="Arrowheads_20_51" draw:marker-end-width="0.3cm" draw:fill="none" draw:textarea-vertical-align="middle"/>
    </style:style>
    <style:style style:name="gr56" style:family="graphic" style:parent-style-name="objectwithoutfill">
      <style:graphic-properties draw:marker-end="Arrowheads_20_52" draw:marker-end-width="0.3cm" draw:fill="none" draw:textarea-vertical-align="middle"/>
    </style:style>
    <style:style style:name="gr57" style:family="graphic" style:parent-style-name="objectwithoutfill">
      <style:graphic-properties draw:marker-end="Arrowheads_20_53" draw:marker-end-width="0.3cm" draw:fill="none" draw:textarea-vertical-align="middle"/>
    </style:style>
    <style:style style:name="gr58" style:family="graphic" style:parent-style-name="objectwithoutfill">
      <style:graphic-properties draw:marker-end="Arrowheads_20_54" draw:marker-end-width="0.3cm" draw:fill="none" draw:textarea-vertical-align="middle"/>
    </style:style>
    <style:style style:name="gr59" style:family="graphic" style:parent-style-name="objectwithoutfill">
      <style:graphic-properties draw:marker-end="Arrowheads_20_55" draw:marker-end-width="0.3cm" draw:fill="none" draw:textarea-vertical-align="middle"/>
    </style:style>
    <style:style style:name="gr60" style:family="graphic" style:parent-style-name="objectwithoutfill">
      <style:graphic-properties draw:marker-end="Arrowheads_20_56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2" style:family="graphic" style:parent-style-name="objectwithoutfill">
      <style:graphic-properties draw:marker-end="Arrowheads_20_58" draw:marker-end-width="0.3cm" draw:fill="none" draw:textarea-vertical-align="middle"/>
    </style:style>
    <style:style style:name="gr63" style:family="graphic" style:parent-style-name="objectwithoutfill">
      <style:graphic-properties draw:marker-end="Arrowheads_20_59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65" style:family="graphic" style:parent-style-name="objectwithoutfill">
      <style:graphic-properties draw:marker-end="Arrowheads_20_60" draw:marker-end-width="0.3cm" draw:fill="none" draw:textarea-vertical-align="middle"/>
    </style:style>
    <style:style style:name="gr66" style:family="graphic" style:parent-style-name="objectwithoutfill">
      <style:graphic-properties draw:marker-end="Arrowheads_20_61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8" style:family="graphic" style:parent-style-name="objectwithoutfill">
      <style:graphic-properties draw:marker-end="Arrowheads_20_62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70" style:family="graphic" style:parent-style-name="objectwithoutfill">
      <style:graphic-properties draw:marker-end="Arrowheads_20_63" draw:marker-end-width="0.3cm" draw:fill="none" draw:textarea-vertical-align="middle"/>
    </style:style>
    <style:style style:name="gr71" style:family="graphic" style:parent-style-name="objectwithoutfill">
      <style:graphic-properties draw:marker-end="Arrowheads_20_64" draw:marker-end-width="0.3cm" draw:fill="none" draw:textarea-vertical-align="middle"/>
    </style:style>
    <style:style style:name="gr72" style:family="graphic" style:parent-style-name="objectwithoutfill">
      <style:graphic-properties draw:marker-end="Arrowheads_20_65" draw:marker-end-width="0.3cm" draw:fill="none" draw:textarea-vertical-align="middle"/>
    </style:style>
    <style:style style:name="gr73" style:family="graphic" style:parent-style-name="objectwithoutfill">
      <style:graphic-properties draw:marker-end="Arrowheads_20_66" draw:marker-end-width="0.3cm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75" style:family="graphic" style:parent-style-name="objectwithoutfill">
      <style:graphic-properties draw:marker-end="Arrowheads_20_67" draw:marker-end-width="0.3cm" draw:fill="none" draw:textarea-vertical-align="middle"/>
    </style:style>
    <style:style style:name="gr76" style:family="graphic" style:parent-style-name="objectwithoutfill">
      <style:graphic-properties draw:marker-end="Arrowheads_20_68" draw:marker-end-width="0.3cm" draw:fill="none" draw:textarea-vertical-align="middle"/>
    </style:style>
    <style:style style:name="gr77" style:family="graphic" style:parent-style-name="objectwithoutfill">
      <style:graphic-properties draw:marker-end="Arrowheads_20_69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800080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a933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0.878cm" svg:x="0.254cm" svg:y="0.254cm">
          <draw:text-box>
            <text:p>MyCarRent Yönetim Şubesi Ekran Hiyeraşisi</text:p>
          </draw:text-box>
        </draw:frame>
        <draw:frame draw:style-name="gr1" draw:text-style-name="P1" draw:layer="layout" svg:width="9.843cm" svg:height="0.878cm" svg:x="39.8cm" svg:y="7.02cm">
          <draw:text-box>
            <text:p>Yönetim Şubesi Oluşturma Ekranı</text:p>
          </draw:text-box>
        </draw:frame>
        <draw:frame draw:style-name="gr1" draw:text-style-name="P1" draw:layer="layout" svg:width="5.08cm" svg:height="0.878cm" svg:x="42.005cm" svg:y="16.473cm">
          <draw:text-box>
            <text:p>Ana Menü Ekranı</text:p>
          </draw:text-box>
        </draw:frame>
        <draw:custom-shape draw:name="YonetimSubesiOlusturma" draw:style-name="gr2" draw:text-style-name="P2" xml:id="id11" draw:id="id11" draw:layer="layout" svg:width="2.54cm" svg:height="2.54cm" svg:x="43.333cm" svg:y="6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naMenu" draw:style-name="gr3" draw:text-style-name="P3" xml:id="id1" draw:id="id1" draw:layer="layout" svg:width="2.54cm" svg:height="2.54cm" svg:x="43.333cm" svg:y="15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irketMaliIsleri" draw:style-name="gr4" draw:text-style-name="P4" xml:id="id2" draw:id="id2" draw:layer="layout" svg:width="2.54cm" svg:height="2.54cm" svg:x="43.339cm" svg:y="19.5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985cm" svg:height="0.878cm" svg:x="41.371cm" svg:y="20.391cm">
          <draw:text-box>
            <text:p>Şirket Mali İşleri Ekranı</text:p>
          </draw:text-box>
        </draw:frame>
        <draw:connector draw:style-name="gr5" draw:text-style-name="P5" draw:layer="layout" draw:type="line" svg:x1="44.603cm" svg:y1="18.154cm" svg:x2="44.609cm" svg:y2="19.566cm" draw:start-shape="id1" draw:start-glue-point="2" draw:end-shape="id2" draw:end-glue-point="0" svg:d="M44603 18154l6 1412" svg:viewBox="0 0 7 1413">
          <text:p/>
        </draw:connector>
        <draw:custom-shape draw:name="SubeMaliIsleri" draw:style-name="gr6" draw:text-style-name="P6" xml:id="id3" draw:id="id3" draw:layer="layout" svg:width="2.54cm" svg:height="2.54cm" svg:x="36.313cm" svg:y="19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667cm" svg:height="0.878cm" svg:x="34.266cm" svg:y="20.391cm">
          <draw:text-box>
            <text:p>Şube Mali İşleri Ekranı</text:p>
          </draw:text-box>
        </draw:frame>
        <draw:connector draw:style-name="gr7" draw:text-style-name="P5" draw:layer="layout" svg:x1="44.603cm" svg:y1="18.154cm" svg:x2="37.583cm" svg:y2="19.56cm" draw:start-shape="id1" draw:start-glue-point="2" draw:end-shape="id3" draw:end-glue-point="0" svg:d="M44603 18154v704h-7020v702" svg:viewBox="0 0 7021 1407">
          <text:p/>
        </draw:connector>
        <draw:custom-shape draw:name="PersonelIsleri" draw:style-name="gr6" draw:text-style-name="P6" xml:id="id4" draw:id="id4" draw:layer="layout" svg:width="2.54cm" svg:height="2.54cm" svg:x="50.578cm" svg:y="19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36cm" svg:height="0.878cm" svg:x="48.936cm" svg:y="20.393cm">
          <draw:text-box>
            <text:p>Personel İşleri Ekranı</text:p>
          </draw:text-box>
        </draw:frame>
        <draw:connector draw:style-name="gr8" draw:text-style-name="P5" draw:layer="layout" svg:x1="44.603cm" svg:y1="18.154cm" svg:x2="51.848cm" svg:y2="19.56cm" draw:start-shape="id1" draw:start-glue-point="2" draw:end-shape="id4" draw:end-glue-point="0" svg:d="M44603 18154v704h7245v702" svg:viewBox="0 0 7246 1407">
          <text:p/>
        </draw:connector>
        <draw:custom-shape draw:name="YonetimselTasitIsleri" draw:style-name="gr4" draw:text-style-name="P4" xml:id="id5" draw:id="id5" draw:layer="layout" svg:width="2.54cm" svg:height="2.54cm" svg:x="58.544cm" svg:y="19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3cm" svg:height="0.878cm" svg:x="55.904cm" svg:y="20.376cm">
          <draw:text-box>
            <text:p>Yönetimsel Taşıt İşleri Ekranı</text:p>
          </draw:text-box>
        </draw:frame>
        <draw:connector draw:style-name="gr9" draw:text-style-name="P5" draw:layer="layout" svg:x1="44.603cm" svg:y1="18.154cm" svg:x2="59.814cm" svg:y2="19.478cm" draw:start-shape="id1" draw:start-glue-point="2" draw:end-shape="id5" draw:end-glue-point="0" svg:d="M44603 18154v663h15211v661" svg:viewBox="0 0 15212 1325">
          <text:p/>
        </draw:connector>
        <draw:custom-shape draw:name="SubeIsleri" draw:style-name="gr4" draw:text-style-name="P4" xml:id="id6" draw:id="id6" draw:layer="layout" svg:width="2.54cm" svg:height="2.54cm" svg:x="28.604cm" svg:y="19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5.398cm" svg:height="0.953cm" svg:x="26.928cm" svg:y="20.301cm">
          <draw:text-box>
            <text:p>Şube İşleri Ekranı</text:p>
          </draw:text-box>
        </draw:frame>
        <draw:connector draw:style-name="gr11" draw:text-style-name="P5" draw:layer="layout" svg:x1="44.603cm" svg:y1="18.154cm" svg:x2="29.874cm" svg:y2="19.478cm" draw:start-shape="id1" draw:start-glue-point="2" draw:end-shape="id6" draw:end-glue-point="0" svg:d="M44603 18154v663h-14729v661" svg:viewBox="0 0 14730 1325">
          <text:p/>
        </draw:connector>
        <draw:custom-shape draw:name="TasitIsleri" draw:style-name="gr6" draw:text-style-name="P6" xml:id="id7" draw:id="id7" draw:layer="layout" svg:width="2.54cm" svg:height="2.54cm" svg:x="66.524cm" svg:y="19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7cm" svg:height="0.878cm" svg:x="65.119cm" svg:y="20.366cm">
          <draw:text-box>
            <text:p>Taşıt İşleri Ekranı</text:p>
          </draw:text-box>
        </draw:frame>
        <draw:connector draw:style-name="gr12" draw:text-style-name="P5" draw:layer="layout" svg:x1="44.603cm" svg:y1="18.154cm" svg:x2="67.794cm" svg:y2="19.463cm" draw:start-shape="id1" draw:start-glue-point="2" draw:end-shape="id7" draw:end-glue-point="0" svg:d="M44603 18154v655h23191v654" svg:viewBox="0 0 23192 1310">
          <text:p/>
        </draw:connector>
        <draw:custom-shape draw:name="NakilIsleri" draw:style-name="gr4" draw:text-style-name="P4" xml:id="id8" draw:id="id8" draw:layer="layout" svg:width="2.54cm" svg:height="2.54cm" svg:x="20.869cm" svg:y="19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8cm" svg:height="0.878cm" svg:x="19.281cm" svg:y="20.366cm">
          <draw:text-box>
            <text:p>Nakil İşleri Ekranı</text:p>
          </draw:text-box>
        </draw:frame>
        <draw:connector draw:style-name="gr13" draw:text-style-name="P5" draw:layer="layout" svg:x1="44.603cm" svg:y1="18.154cm" svg:x2="22.139cm" svg:y2="19.539cm" draw:start-shape="id1" draw:start-glue-point="2" draw:end-shape="id8" draw:end-glue-point="0" svg:d="M44603 18154v693h-22464v692" svg:viewBox="0 0 22465 1386">
          <text:p/>
        </draw:connector>
        <draw:custom-shape draw:name="UyeMusteriIsleri" draw:style-name="gr14" draw:text-style-name="P7" xml:id="id9" draw:id="id9" draw:layer="layout" svg:width="2.54cm" svg:height="2.54cm" svg:x="74.524cm" svg:y="19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303cm" svg:height="0.878cm" svg:x="71.949cm" svg:y="20.366cm">
          <draw:text-box>
            <text:p>Üye Müşteri İşleri Ekranı</text:p>
          </draw:text-box>
        </draw:frame>
        <draw:connector draw:style-name="gr15" draw:text-style-name="P5" draw:layer="layout" svg:x1="44.603cm" svg:y1="18.154cm" svg:x2="75.794cm" svg:y2="19.539cm" draw:start-shape="id1" draw:start-glue-point="2" draw:end-shape="id9" draw:end-glue-point="0" svg:d="M44603 18154v693h31191v692" svg:viewBox="0 0 31192 1386">
          <text:p/>
        </draw:connector>
        <draw:custom-shape draw:name="TasitKiralamaIsi" draw:style-name="gr4" draw:text-style-name="P4" xml:id="id10" draw:id="id10" draw:layer="layout" svg:width="2.54cm" svg:height="2.54cm" svg:x="13.099cm" svg:y="19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44.603cm" svg:y1="18.154cm" svg:x2="14.369cm" svg:y2="19.539cm" draw:start-shape="id1" draw:start-glue-point="2" draw:end-shape="id10" draw:end-glue-point="0" svg:d="M44603 18154v693h-30234v692" svg:viewBox="0 0 30235 1386">
          <text:p/>
        </draw:connector>
        <draw:frame draw:style-name="gr1" draw:text-style-name="P1" draw:layer="layout" svg:width="6.35cm" svg:height="0.878cm" svg:x="11.206cm" svg:y="20.323cm">
          <draw:text-box>
            <text:p>Taşıt Kiralama Ekranı</text:p>
          </draw:text-box>
        </draw:frame>
        <draw:custom-shape draw:name="Giris" draw:style-name="gr3" draw:text-style-name="P3" xml:id="id12" draw:id="id12" draw:layer="layout" svg:width="2.54cm" svg:height="2.54cm" svg:x="43.333cm" svg:y="10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81cm" svg:height="0.878cm" svg:x="42.833cm" svg:y="11.691cm">
          <draw:text-box>
            <text:p>Giriş Ekranı</text:p>
          </draw:text-box>
        </draw:frame>
        <draw:connector draw:style-name="gr17" draw:text-style-name="P5" draw:layer="layout" draw:type="line" svg:x1="44.603cm" svg:y1="8.731cm" svg:x2="44.603cm" svg:y2="10.839cm" draw:start-shape="id11" draw:start-glue-point="2" draw:end-shape="id12" draw:end-glue-point="0" svg:d="M44603 8731v2108" svg:viewBox="0 0 1 2109">
          <text:p/>
        </draw:connector>
        <draw:connector draw:style-name="gr18" draw:text-style-name="P5" draw:layer="layout" draw:type="line" svg:x1="44.603cm" svg:y1="13.379cm" svg:x2="44.603cm" svg:y2="15.614cm" draw:start-shape="id12" draw:start-glue-point="2" draw:end-shape="id1" draw:end-glue-point="0" svg:d="M44603 13379v2235" svg:viewBox="0 0 1 2236">
          <text:p/>
        </draw:connector>
        <draw:frame draw:style-name="gr19" draw:text-style-name="P1" draw:layer="layout" svg:width="5.397cm" svg:height="0.98cm" svg:x="0.572cm" svg:y="28.829cm">
          <draw:text-box>
            <text:p>Şirket Yöneticileri</text:p>
          </draw:text-box>
        </draw:frame>
        <draw:frame draw:style-name="gr20" draw:text-style-name="P1" draw:layer="layout" svg:width="4.457cm" svg:height="0.98cm" svg:x="6.274cm" svg:y="28.829cm">
          <draw:text-box>
            <text:p>Şube Müdürü</text:p>
          </draw:text-box>
        </draw:frame>
        <draw:frame draw:style-name="gr21" draw:text-style-name="P1" draw:layer="layout" svg:width="10.477cm" svg:height="0.98cm" svg:x="11.049cm" svg:y="28.829cm">
          <draw:text-box>
            <text:p>Şube Müdürü ve Kiralama Personeli</text:p>
          </draw:text-box>
        </draw:frame>
        <draw:frame draw:style-name="gr1" draw:text-style-name="P1" draw:layer="layout" svg:width="2.54cm" svg:height="0.878cm" svg:x="0.571cm" svg:y="27.633cm">
          <draw:text-box>
            <text:p>Erişim:</text:p>
          </draw:text-box>
        </draw:frame>
      </draw:page>
      <draw:page draw:name="page2" draw:style-name="dp1" draw:master-page-name="Default">
        <draw:custom-shape draw:name="YonetimSubesiOlusturma 1" draw:style-name="gr2" draw:text-style-name="P2" xml:id="id13" draw:id="id13" draw:layer="layout" svg:width="2.54cm" svg:height="2.54cm" svg:x="43.97cm" svg:y="10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42.119cm" svg:y="10.978cm">
          <draw:text-box>
            <text:p>Taşıt Kiralama Ekranı</text:p>
          </draw:text-box>
        </draw:frame>
        <draw:custom-shape draw:name="Giris 1" draw:style-name="gr3" draw:text-style-name="P3" xml:id="id14" draw:id="id14" draw:layer="layout" svg:width="2.54cm" svg:height="2.54cm" svg:x="43.97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42.201cm" svg:y="16.058cm">
          <draw:text-box>
            <text:p>Taşıt Kiralama Ekranı</text:p>
          </draw:text-box>
        </draw:frame>
        <draw:connector draw:style-name="gr22" draw:text-style-name="P5" draw:layer="layout" svg:x1="45.24cm" svg:y1="12.732cm" svg:x2="45.24cm" svg:y2="15.24cm" draw:start-shape="id13" draw:start-glue-point="2" draw:end-shape="id14" draw:end-glue-point="0" svg:d="M45240 12732v2508" svg:viewBox="0 0 1 2509">
          <text:p/>
        </draw:connector>
        <draw:custom-shape draw:name="Giris 2" draw:style-name="gr3" draw:text-style-name="P3" xml:id="id15" draw:id="id15" draw:layer="layout" svg:width="2.54cm" svg:height="2.54cm" svg:x="51.81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763cm" svg:height="0.878cm" svg:x="50.791cm" svg:y="16.084cm">
          <draw:text-box>
            <text:p>Kiralama Takibi</text:p>
          </draw:text-box>
        </draw:frame>
        <draw:connector draw:style-name="gr23" draw:text-style-name="P5" draw:layer="layout" svg:x1="45.24cm" svg:y1="12.732cm" svg:x2="53.084cm" svg:y2="15.222cm" draw:start-shape="id13" draw:start-glue-point="2" draw:end-shape="id15" draw:end-glue-point="0" svg:d="M45240 12732v1246h7844v1244" svg:viewBox="0 0 7845 2491">
          <text:p/>
        </draw:connector>
        <draw:custom-shape draw:name="Giris 3" draw:style-name="gr3" draw:text-style-name="P3" xml:id="id16" draw:id="id16" draw:layer="layout" svg:width="2.54cm" svg:height="2.54cm" svg:x="34.23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207cm" svg:height="0.878cm" svg:x="30.872cm" svg:y="16.101cm">
          <draw:text-box>
            <text:p>Aktif Kiralama Olay İşleri Ekranı</text:p>
          </draw:text-box>
        </draw:frame>
        <draw:connector draw:style-name="gr24" draw:text-style-name="P5" draw:layer="layout" svg:x1="45.24cm" svg:y1="12.732cm" svg:x2="35.504cm" svg:y2="15.222cm" draw:start-shape="id13" draw:start-glue-point="2" draw:end-shape="id16" draw:end-glue-point="0" svg:d="M45240 12732v1246h-9736v1244" svg:viewBox="0 0 9737 2491">
          <text:p/>
        </draw:connector>
        <draw:custom-shape draw:name="Giris 4" draw:style-name="gr3" draw:text-style-name="P3" xml:id="id17" draw:id="id17" draw:layer="layout" svg:width="2.54cm" svg:height="2.54cm" svg:x="60.669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573cm" svg:height="0.878cm" svg:x="57.693cm" svg:y="16.158cm">
          <draw:text-box>
            <text:p>Aktif Kiralama Olayları Ekranı</text:p>
          </draw:text-box>
        </draw:frame>
        <draw:connector draw:style-name="gr25" draw:text-style-name="P5" draw:layer="layout" svg:x1="45.24cm" svg:y1="12.732cm" svg:x2="61.939cm" svg:y2="15.222cm" draw:start-shape="id13" draw:start-glue-point="2" draw:end-shape="id17" draw:end-glue-point="0" svg:d="M45240 12732v1246h16699v1244" svg:viewBox="0 0 16700 2491">
          <text:p/>
        </draw:connector>
        <draw:custom-shape draw:name="Giris 5" draw:style-name="gr3" draw:text-style-name="P3" xml:id="id18" draw:id="id18" draw:layer="layout" svg:width="2.54cm" svg:height="2.54cm" svg:x="24.31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355cm" svg:height="0.878cm" svg:x="21.569cm" svg:y="16.158cm">
          <draw:text-box>
            <text:p>Kiralama Tamamlama Ekranı</text:p>
          </draw:text-box>
        </draw:frame>
        <draw:connector draw:style-name="gr26" draw:text-style-name="P5" draw:layer="layout" svg:x1="45.24cm" svg:y1="12.732cm" svg:x2="25.584cm" svg:y2="15.222cm" draw:start-shape="id13" draw:start-glue-point="2" draw:end-shape="id18" draw:end-glue-point="0" svg:d="M45240 12732v1246h-19656v1244" svg:viewBox="0 0 19657 2491">
          <text:p/>
        </draw:connector>
        <draw:custom-shape draw:name="Giris 6" draw:style-name="gr3" draw:text-style-name="P3" xml:id="id19" draw:id="id19" draw:layer="layout" svg:width="2.54cm" svg:height="2.54cm" svg:x="71.16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525cm" svg:height="0.878cm" svg:x="67.736cm" svg:y="16.158cm">
          <draw:text-box>
            <text:p>Tamamlanmış Kiralamalar Ekranı</text:p>
          </draw:text-box>
        </draw:frame>
        <draw:connector draw:style-name="gr27" draw:text-style-name="P5" draw:layer="layout" svg:x1="45.24cm" svg:y1="12.732cm" svg:x2="72.434cm" svg:y2="15.222cm" draw:start-shape="id13" draw:start-glue-point="2" draw:end-shape="id19" draw:end-glue-point="0" svg:d="M45240 12732v1246h27194v1244" svg:viewBox="0 0 27195 2491">
          <text:p/>
        </draw:connector>
        <draw:custom-shape draw:name="Giris 7" draw:style-name="gr3" draw:text-style-name="P3" xml:id="id20" draw:id="id20" draw:layer="layout" svg:width="2.54cm" svg:height="2.54cm" svg:x="14.389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207cm" svg:height="0.878cm" svg:x="11.327cm" svg:y="16.158cm">
          <draw:text-box>
            <text:p>Tamamlanmış Kiralama Olayları</text:p>
          </draw:text-box>
        </draw:frame>
        <draw:connector draw:style-name="gr28" draw:text-style-name="P5" draw:layer="layout" svg:x1="45.24cm" svg:y1="12.732cm" svg:x2="15.659cm" svg:y2="15.222cm" draw:start-shape="id13" draw:start-glue-point="2" draw:end-shape="id20" draw:end-glue-point="0" svg:d="M45240 12732v1246h-29581v1244" svg:viewBox="0 0 29582 2491">
          <text:p/>
        </draw:connector>
      </draw:page>
      <draw:page draw:name="page3" draw:style-name="dp1" draw:master-page-name="Default">
        <draw:custom-shape draw:name="YonetimSubesiOlusturma 2" draw:style-name="gr2" draw:text-style-name="P2" xml:id="id21" draw:id="id21" draw:layer="layout" svg:width="2.54cm" svg:height="2.54cm" svg:x="45.67cm" svg:y="11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7cm" svg:height="0.878cm" svg:x="44.336cm" svg:y="11.919cm">
          <draw:text-box>
            <text:p>Nakil İşleri Ekranı</text:p>
          </draw:text-box>
        </draw:frame>
        <draw:custom-shape draw:name="Giris 8" draw:style-name="gr3" draw:text-style-name="P3" xml:id="id22" draw:id="id22" draw:layer="layout" svg:width="2.54cm" svg:height="2.54cm" svg:x="45.671cm" svg:y="16.2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5" draw:layer="layout" svg:x1="46.94cm" svg:y1="13.61cm" svg:x2="46.941cm" svg:y2="16.241cm" draw:start-shape="id21" draw:start-glue-point="2" draw:end-shape="id22" svg:d="M46940 13610v1316h1v1315" svg:viewBox="0 0 2 2632">
          <text:p/>
        </draw:connector>
        <draw:frame draw:style-name="gr1" draw:text-style-name="P1" draw:layer="layout" svg:width="6.35cm" svg:height="0.878cm" svg:x="43.701cm" svg:y="17.073cm">
          <draw:text-box>
            <text:p>Taşıt Nakletme Ekranı</text:p>
          </draw:text-box>
        </draw:frame>
        <draw:custom-shape draw:name="Giris 9" draw:style-name="gr3" draw:text-style-name="P3" xml:id="id24" draw:id="id24" draw:layer="layout" svg:width="2.54cm" svg:height="2.54cm" svg:x="37.039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iris 10" draw:style-name="gr3" draw:text-style-name="P3" xml:id="id23" draw:id="id23" draw:layer="layout" svg:width="2.54cm" svg:height="2.54cm" svg:x="53.384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715cm" svg:height="0.878cm" svg:x="51.891cm" svg:y="17.099cm">
          <draw:text-box>
            <text:p>Nakil Takibi Ekranı</text:p>
          </draw:text-box>
        </draw:frame>
        <draw:connector draw:style-name="gr30" draw:text-style-name="P5" draw:layer="layout" svg:x1="46.94cm" svg:y1="13.61cm" svg:x2="54.654cm" svg:y2="16.235cm" draw:start-shape="id21" draw:start-glue-point="2" draw:end-shape="id23" draw:end-glue-point="0" svg:d="M46940 13610v1313h7714v1312" svg:viewBox="0 0 7715 2626">
          <text:p/>
        </draw:connector>
        <draw:frame draw:style-name="gr1" draw:text-style-name="P1" draw:layer="layout" svg:width="8.255cm" svg:height="0.878cm" svg:x="34.194cm" svg:y="17.099cm">
          <draw:text-box>
            <text:p>Aktif Nakil Olay İşleri Ekranı</text:p>
          </draw:text-box>
        </draw:frame>
        <draw:connector draw:style-name="gr31" draw:text-style-name="P5" draw:layer="layout" svg:x1="46.94cm" svg:y1="13.61cm" svg:x2="38.309cm" svg:y2="16.235cm" draw:start-shape="id21" draw:start-glue-point="2" draw:end-shape="id24" draw:end-glue-point="0" svg:d="M46940 13610v1313h-8631v1312" svg:viewBox="0 0 8632 2626">
          <text:p/>
        </draw:connector>
        <draw:custom-shape draw:name="Giris 11" draw:style-name="gr3" draw:text-style-name="P3" xml:id="id25" draw:id="id25" draw:layer="layout" svg:width="2.54cm" svg:height="2.54cm" svg:x="60.599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58.371cm" svg:y="17.173cm">
          <draw:text-box>
            <text:p>Aktif Nakil Olayları Ekranı</text:p>
          </draw:text-box>
        </draw:frame>
        <draw:connector draw:style-name="gr32" draw:text-style-name="P5" draw:layer="layout" svg:x1="46.94cm" svg:y1="13.61cm" svg:x2="61.869cm" svg:y2="16.235cm" draw:start-shape="id21" draw:start-glue-point="2" draw:end-shape="id25" draw:end-glue-point="0" svg:d="M46940 13610v1313h14929v1312" svg:viewBox="0 0 14930 2626">
          <text:p/>
        </draw:connector>
        <draw:custom-shape draw:name="Giris 12" draw:style-name="gr3" draw:text-style-name="P3" xml:id="id26" draw:id="id26" draw:layer="layout" svg:width="2.54cm" svg:height="2.54cm" svg:x="27.274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302cm" svg:height="0.878cm" svg:x="24.852cm" svg:y="17.173cm">
          <draw:text-box>
            <text:p>Nakil Tamamlama Ekranı</text:p>
          </draw:text-box>
        </draw:frame>
        <draw:connector draw:style-name="gr33" draw:text-style-name="P5" draw:layer="layout" svg:x1="46.94cm" svg:y1="13.61cm" svg:x2="28.544cm" svg:y2="16.235cm" draw:start-shape="id21" draw:start-glue-point="2" draw:end-shape="id26" draw:end-glue-point="0" svg:d="M46940 13610v1313h-18396v1312" svg:viewBox="0 0 18397 2626">
          <text:p/>
        </draw:connector>
        <draw:custom-shape draw:name="Giris 13" draw:style-name="gr3" draw:text-style-name="P3" xml:id="id27" draw:id="id27" draw:layer="layout" svg:width="2.54cm" svg:height="2.54cm" svg:x="69.359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573cm" svg:height="0.878cm" svg:x="66.378cm" svg:y="17.173cm">
          <draw:text-box>
            <text:p>Tamamlanmış Nakiller Ekranı</text:p>
          </draw:text-box>
        </draw:frame>
        <draw:connector draw:style-name="gr34" draw:text-style-name="P5" draw:layer="layout" svg:x1="46.94cm" svg:y1="13.61cm" svg:x2="70.629cm" svg:y2="16.235cm" draw:start-shape="id21" draw:start-glue-point="2" draw:end-shape="id27" draw:end-glue-point="0" svg:d="M46940 13610v1313h23689v1312" svg:viewBox="0 0 23690 2626">
          <text:p/>
        </draw:connector>
        <draw:custom-shape draw:name="Giris 14" draw:style-name="gr3" draw:text-style-name="P3" xml:id="id28" draw:id="id28" draw:layer="layout" svg:width="2.54cm" svg:height="2.54cm" svg:x="18.119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" draw:layer="layout" svg:width="9.843cm" svg:height="0.952cm" svg:x="14.308cm" svg:y="17.199cm">
          <draw:text-box>
            <text:p>Tamamlanmış Nakil Olayları Ekranı</text:p>
          </draw:text-box>
        </draw:frame>
        <draw:connector draw:style-name="gr36" draw:text-style-name="P5" draw:layer="layout" svg:x1="46.94cm" svg:y1="13.61cm" svg:x2="19.389cm" svg:y2="16.235cm" draw:start-shape="id21" draw:start-glue-point="2" draw:end-shape="id28" draw:end-glue-point="0" svg:d="M46940 13610v1313h-27551v1312" svg:viewBox="0 0 27552 2626">
          <text:p/>
        </draw:connector>
      </draw:page>
      <draw:page draw:name="page4" draw:style-name="dp1" draw:master-page-name="Default">
        <draw:custom-shape draw:name="YonetimSubesiOlusturma 3" draw:style-name="gr2" draw:text-style-name="P2" xml:id="id29" draw:id="id29" draw:layer="layout" svg:width="2.54cm" svg:height="2.54cm" svg:x="45.171cm" svg:y="10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7cm" svg:height="0.878cm" svg:x="43.854cm" svg:y="11.819cm">
          <draw:text-box>
            <text:p>Şube İşleri Ekranı</text:p>
          </draw:text-box>
        </draw:frame>
        <draw:custom-shape draw:name="Giris 15" draw:style-name="gr3" draw:text-style-name="P3" xml:id="id30" draw:id="id30" draw:layer="layout" svg:width="2.54cm" svg:height="2.54cm" svg:x="45.17cm" svg:y="16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398cm" svg:height="0.878cm" svg:x="43.736cm" svg:y="16.899cm">
          <draw:text-box>
            <text:p>Şube İşleri <text:s/>Ekranı</text:p>
          </draw:text-box>
        </draw:frame>
        <draw:connector draw:style-name="gr37" draw:text-style-name="P5" draw:layer="layout" svg:x1="46.441cm" svg:y1="13.511cm" svg:x2="46.44cm" svg:y2="16.034cm" draw:start-shape="id29" draw:start-glue-point="2" draw:end-shape="id30" draw:end-glue-point="0" svg:d="M46441 13511v1262h-1v1261" svg:viewBox="0 0 2 2524">
          <text:p/>
        </draw:connector>
        <draw:custom-shape draw:name="Giris 16" draw:style-name="gr3" draw:text-style-name="P3" xml:id="id31" draw:id="id31" draw:layer="layout" svg:width="2.54cm" svg:height="2.54cm" svg:x="52.044cm" svg:y="16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762cm" svg:height="0.878cm" svg:x="51.039cm" svg:y="16.899cm">
          <draw:text-box>
            <text:p>Şubeler Ekranı</text:p>
          </draw:text-box>
        </draw:frame>
        <draw:connector draw:style-name="gr38" draw:text-style-name="P5" draw:layer="layout" svg:x1="46.441cm" svg:y1="13.511cm" svg:x2="53.314cm" svg:y2="16.034cm" draw:start-shape="id29" draw:start-glue-point="2" draw:end-shape="id31" draw:end-glue-point="0" svg:d="M46441 13511v1262h6873v1261" svg:viewBox="0 0 6874 2524">
          <text:p/>
        </draw:connector>
        <draw:custom-shape draw:name="Giris 17" draw:style-name="gr3" draw:text-style-name="P3" xml:id="id32" draw:id="id32" draw:layer="layout" svg:width="2.54cm" svg:height="2.54cm" svg:x="37.339cm" svg:y="16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938cm" svg:height="0.878cm" svg:x="34.694cm" svg:y="16.899cm">
          <draw:text-box>
            <text:p>Şube Mali Durumları Ekranı</text:p>
          </draw:text-box>
        </draw:frame>
        <draw:connector draw:style-name="gr39" draw:text-style-name="P5" draw:layer="layout" svg:x1="46.441cm" svg:y1="13.511cm" svg:x2="38.609cm" svg:y2="16.034cm" draw:start-shape="id29" draw:start-glue-point="2" draw:end-shape="id32" draw:end-glue-point="0" svg:d="M46441 13511v1262h-7832v1261" svg:viewBox="0 0 7833 2524">
          <text:p/>
        </draw:connector>
        <draw:custom-shape draw:name="Giris 18" draw:style-name="gr3" draw:text-style-name="P3" xml:id="id33" draw:id="id33" draw:layer="layout" svg:width="2.54cm" svg:height="2.54cm" svg:x="27.979cm" svg:y="16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573cm" svg:height="0.878cm" svg:x="24.986cm" svg:y="16.973cm">
          <draw:text-box>
            <text:p>Şube Müdürü İşlemleri Ekranı</text:p>
          </draw:text-box>
        </draw:frame>
        <draw:connector draw:style-name="gr40" draw:text-style-name="P5" draw:layer="layout" svg:x1="46.441cm" svg:y1="13.511cm" svg:x2="29.249cm" svg:y2="16.034cm" draw:start-shape="id29" draw:start-glue-point="2" draw:end-shape="id33" draw:end-glue-point="0" svg:d="M46441 13511v1262h-17192v1261" svg:viewBox="0 0 17193 2524">
          <text:p/>
        </draw:connector>
        <draw:custom-shape draw:name="Giris 19" draw:style-name="gr3" draw:text-style-name="P3" xml:id="id34" draw:id="id34" draw:layer="layout" svg:width="2.54cm" svg:height="2.54cm" svg:x="59.345cm" svg:y="16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302cm" svg:height="0.878cm" svg:x="57.189cm" svg:y="16.856cm">
          <draw:text-box>
            <text:p>Şube Personelleri Ekranı</text:p>
          </draw:text-box>
        </draw:frame>
        <draw:connector draw:style-name="gr41" draw:text-style-name="P5" draw:layer="layout" svg:x1="46.441cm" svg:y1="13.511cm" svg:x2="60.615cm" svg:y2="16.035cm" draw:start-shape="id29" draw:start-glue-point="2" draw:end-shape="id34" draw:end-glue-point="0" svg:d="M46441 13511v1263h14174v1261" svg:viewBox="0 0 14175 2525">
          <text:p/>
        </draw:connector>
        <draw:custom-shape draw:name="Giris 20" draw:style-name="gr3" draw:text-style-name="P3" xml:id="id35" draw:id="id35" draw:layer="layout" svg:width="2.54cm" svg:height="2.54cm" svg:x="67.546cm" svg:y="16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033cm" svg:height="0.878cm" svg:x="65.696cm" svg:y="16.899cm">
          <draw:text-box>
            <text:p>Şube Taşıtları Ekranı</text:p>
          </draw:text-box>
        </draw:frame>
        <draw:connector draw:style-name="gr42" draw:text-style-name="P5" draw:layer="layout" svg:x1="46.441cm" svg:y1="13.511cm" svg:x2="68.816cm" svg:y2="16.036cm" draw:start-shape="id29" draw:start-glue-point="2" draw:end-shape="id35" draw:end-glue-point="0" svg:d="M46441 13511v1263h22375v1262" svg:viewBox="0 0 22376 2526">
          <text:p/>
        </draw:connector>
        <draw:custom-shape draw:name="Giris 21" draw:style-name="gr3" draw:text-style-name="P3" xml:id="id36" draw:id="id36" draw:layer="layout" svg:width="2.54cm" svg:height="2.54cm" svg:x="18.78cm" svg:y="16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255cm" svg:height="0.878cm" svg:x="16.096cm" svg:y="16.999cm">
          <draw:text-box>
            <text:p>Şube Üye Müşterileri Ekranı</text:p>
          </draw:text-box>
        </draw:frame>
        <draw:connector draw:style-name="gr43" draw:text-style-name="P5" draw:layer="layout" svg:x1="46.441cm" svg:y1="13.511cm" svg:x2="20.05cm" svg:y2="16.035cm" draw:start-shape="id29" draw:start-glue-point="2" draw:end-shape="id36" draw:end-glue-point="0" svg:d="M46441 13511v1263h-26391v1261" svg:viewBox="0 0 26392 2525">
          <text:p/>
        </draw:connector>
        <draw:custom-shape draw:name="Giris 22" draw:style-name="gr3" draw:text-style-name="P3" xml:id="id37" draw:id="id37" draw:layer="layout" svg:width="2.54cm" svg:height="2.54cm" svg:x="76.447cm" svg:y="16.0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208cm" svg:height="0.878cm" svg:x="73.129cm" svg:y="16.899cm">
          <draw:text-box>
            <text:p>Şube Varlıkları Olay İşleri Ekranı</text:p>
          </draw:text-box>
        </draw:frame>
        <draw:connector draw:style-name="gr44" draw:text-style-name="P5" draw:layer="layout" svg:x1="46.441cm" svg:y1="13.511cm" svg:x2="77.717cm" svg:y2="16.037cm" draw:start-shape="id29" draw:start-glue-point="2" draw:end-shape="id37" draw:end-glue-point="0" svg:d="M46441 13511v1264h31276v1262" svg:viewBox="0 0 31277 2527">
          <text:p/>
        </draw:connector>
        <draw:custom-shape draw:name="Giris 23" draw:style-name="gr3" draw:text-style-name="P3" xml:id="id38" draw:id="id38" draw:layer="layout" svg:width="2.54cm" svg:height="2.54cm" svg:x="10.581cm" svg:y="16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8.572cm" svg:height="0.953cm" svg:x="7.324cm" svg:y="16.998cm">
          <draw:text-box>
            <text:p>Şube Varlıkları Olayları Ekranı</text:p>
          </draw:text-box>
        </draw:frame>
        <draw:connector draw:style-name="gr45" draw:text-style-name="P5" draw:layer="layout" svg:x1="46.441cm" svg:y1="13.511cm" svg:x2="11.851cm" svg:y2="16.036cm" draw:start-shape="id29" draw:start-glue-point="2" draw:end-shape="id38" draw:end-glue-point="0" svg:d="M46441 13511v1263h-34590v1262" svg:viewBox="0 0 34591 2526">
          <text:p/>
        </draw:connector>
      </draw:page>
      <draw:page draw:name="page5" draw:style-name="dp1" draw:master-page-name="Default">
        <draw:custom-shape draw:name="YonetimSubesiOlusturma 4" draw:style-name="gr2" draw:text-style-name="P2" xml:id="id39" draw:id="id39" draw:layer="layout" svg:width="2.54cm" svg:height="2.54cm" svg:x="42.972cm" svg:y="9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667cm" svg:height="0.878cm" svg:x="40.936cm" svg:y="10.719cm">
          <draw:text-box>
            <text:p>Şube Mali İşleri Ekranı</text:p>
          </draw:text-box>
        </draw:frame>
        <draw:custom-shape draw:name="Giris 24" draw:style-name="gr3" draw:text-style-name="P3" xml:id="id40" draw:id="id40" draw:layer="layout" svg:width="2.54cm" svg:height="2.54cm" svg:x="42.981cm" svg:y="14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6.667cm" svg:height="0.953cm" svg:x="40.937cm" svg:y="15.876cm">
          <draw:text-box>
            <text:p>Şube Mali İşleri Ekranı</text:p>
          </draw:text-box>
        </draw:frame>
        <draw:connector draw:style-name="gr46" draw:text-style-name="P5" draw:layer="layout" svg:x1="44.242cm" svg:y1="12.412cm" svg:x2="44.251cm" svg:y2="14.924cm" draw:start-shape="id39" draw:start-glue-point="2" draw:end-shape="id40" draw:end-glue-point="0" svg:d="M44242 12412v1257h9v1255" svg:viewBox="0 0 10 2513">
          <text:p/>
        </draw:connector>
        <draw:custom-shape draw:name="Giris 25" draw:style-name="gr3" draw:text-style-name="P3" xml:id="id41" draw:id="id41" draw:layer="layout" svg:width="2.54cm" svg:height="2.54cm" svg:x="50.482cm" svg:y="14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48.221cm" svg:y="15.829cm">
          <draw:text-box>
            <text:p>Şube Mali Durumu Ekranı</text:p>
          </draw:text-box>
        </draw:frame>
        <draw:connector draw:style-name="gr47" draw:text-style-name="P5" draw:layer="layout" svg:x1="44.242cm" svg:y1="12.412cm" svg:x2="51.752cm" svg:y2="14.925cm" draw:start-shape="id39" draw:start-glue-point="2" draw:end-shape="id41" draw:end-glue-point="0" svg:d="M44242 12412v1257h7510v1256" svg:viewBox="0 0 7511 2514">
          <text:p/>
        </draw:connector>
      </draw:page>
      <draw:page draw:name="page6" draw:style-name="dp1" draw:master-page-name="Default">
        <draw:custom-shape draw:name="YonetimSubesiOlusturma 5" draw:style-name="gr2" draw:text-style-name="P2" xml:id="id42" draw:id="id42" draw:layer="layout" svg:width="2.54cm" svg:height="2.54cm" svg:x="42.073cm" svg:y="9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85cm" svg:height="0.878cm" svg:x="39.914cm" svg:y="10.371cm">
          <draw:text-box>
            <text:p>Şirket Mali İşleri Ekranı</text:p>
          </draw:text-box>
        </draw:frame>
        <draw:custom-shape draw:name="Giris 26" draw:style-name="gr3" draw:text-style-name="P3" xml:id="id43" draw:id="id43" draw:layer="layout" svg:width="2.54cm" svg:height="2.54cm" svg:x="42.082cm" svg:y="15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985cm" svg:height="0.878cm" svg:x="40.031cm" svg:y="16.111cm">
          <draw:text-box>
            <text:p>Şirket Mali İşleri Ekranı</text:p>
          </draw:text-box>
        </draw:frame>
        <draw:connector draw:style-name="gr48" draw:text-style-name="P5" draw:layer="layout" svg:x1="43.343cm" svg:y1="12.013cm" svg:x2="43.352cm" svg:y2="15.125cm" draw:start-shape="id42" draw:start-glue-point="2" draw:end-shape="id43" draw:end-glue-point="0" svg:d="M43343 12013v1557h9v1555" svg:viewBox="0 0 10 3113">
          <text:p/>
        </draw:connector>
        <draw:custom-shape draw:name="Giris 27" draw:style-name="gr3" draw:text-style-name="P3" xml:id="id44" draw:id="id44" draw:layer="layout" svg:width="2.54cm" svg:height="2.54cm" svg:x="49.983cm" svg:y="15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47.669cm" svg:y="16.086cm">
          <draw:text-box>
            <text:p>Şirket Mali Durumu Ekranı</text:p>
          </draw:text-box>
        </draw:frame>
        <draw:connector draw:style-name="gr49" draw:text-style-name="P5" draw:layer="layout" svg:x1="43.343cm" svg:y1="12.013cm" svg:x2="51.253cm" svg:y2="15.126cm" draw:start-shape="id42" draw:start-glue-point="2" draw:end-shape="id44" draw:end-glue-point="0" svg:d="M43343 12013v1557h7910v1556" svg:viewBox="0 0 7911 3114">
          <text:p/>
        </draw:connector>
      </draw:page>
      <draw:page draw:name="page7" draw:style-name="dp1" draw:master-page-name="Default">
        <draw:custom-shape draw:name="YonetimSubesiOlusturma 6" draw:style-name="gr2" draw:text-style-name="P2" xml:id="id45" draw:id="id45" draw:layer="layout" svg:width="2.54cm" svg:height="2.54cm" svg:x="43.67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41.949cm" svg:y="10.071cm">
          <draw:text-box>
            <text:p>Personel İşleri Ekranı</text:p>
          </draw:text-box>
        </draw:frame>
        <draw:custom-shape draw:name="Giris 28" draw:style-name="gr3" draw:text-style-name="P3" xml:id="id46" draw:id="id46" draw:layer="layout" svg:width="2.54cm" svg:height="2.54cm" svg:x="43.683cm" svg:y="14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35cm" svg:height="0.878cm" svg:x="41.949cm" svg:y="15.886cm">
          <draw:text-box>
            <text:p>Personel İşleri Ekranı</text:p>
          </draw:text-box>
        </draw:frame>
        <draw:connector draw:style-name="gr50" draw:text-style-name="P5" draw:layer="layout" svg:x1="44.944cm" svg:y1="11.814cm" svg:x2="44.953cm" svg:y2="14.926cm" draw:start-shape="id45" draw:start-glue-point="2" draw:end-shape="id46" draw:end-glue-point="0" svg:d="M44944 11814v1557h9v1555" svg:viewBox="0 0 10 3113">
          <text:p/>
        </draw:connector>
        <draw:custom-shape draw:name="Giris 29" draw:style-name="gr3" draw:text-style-name="P3" xml:id="id47" draw:id="id47" draw:layer="layout" svg:width="2.54cm" svg:height="2.54cm" svg:x="50.984cm" svg:y="14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715cm" svg:height="0.878cm" svg:x="49.539cm" svg:y="15.811cm">
          <draw:text-box>
            <text:p>Personeller Ekranı</text:p>
          </draw:text-box>
        </draw:frame>
        <draw:connector draw:style-name="gr51" draw:text-style-name="P5" draw:layer="layout" svg:x1="44.944cm" svg:y1="11.814cm" svg:x2="52.254cm" svg:y2="14.927cm" draw:start-shape="id45" draw:start-glue-point="2" draw:end-shape="id47" draw:end-glue-point="0" svg:d="M44944 11814v1557h7310v1556" svg:viewBox="0 0 7311 3114">
          <text:p/>
        </draw:connector>
        <draw:custom-shape draw:name="Giris 30" draw:style-name="gr3" draw:text-style-name="P3" xml:id="id48" draw:id="id48" draw:layer="layout" svg:width="2.54cm" svg:height="2.54cm" svg:x="35.784cm" svg:y="14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33.159cm" svg:y="15.911cm">
          <draw:text-box>
            <text:p>Personel Olay İşleri Ekranı</text:p>
          </draw:text-box>
        </draw:frame>
        <draw:connector draw:style-name="gr52" draw:text-style-name="P5" draw:layer="layout" svg:x1="44.944cm" svg:y1="11.814cm" svg:x2="37.054cm" svg:y2="14.927cm" draw:start-shape="id45" draw:start-glue-point="2" draw:end-shape="id48" draw:end-glue-point="0" svg:d="M44944 11814v1557h-7890v1556" svg:viewBox="0 0 7891 3114">
          <text:p/>
        </draw:connector>
        <draw:custom-shape draw:name="Giris 31" draw:style-name="gr3" draw:text-style-name="P3" xml:id="id49" draw:id="id49" draw:layer="layout" svg:width="2.54cm" svg:height="2.54cm" svg:x="58.185cm" svg:y="14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985cm" svg:height="0.878cm" svg:x="56.019cm" svg:y="15.786cm">
          <draw:text-box>
            <text:p>Personel Olayları Ekranı</text:p>
          </draw:text-box>
        </draw:frame>
        <draw:connector draw:style-name="gr53" draw:text-style-name="P5" draw:layer="layout" svg:x1="44.944cm" svg:y1="11.814cm" svg:x2="59.455cm" svg:y2="14.928cm" draw:start-shape="id45" draw:start-glue-point="2" draw:end-shape="id49" draw:end-glue-point="0" svg:d="M44944 11814v1558h14511v1556" svg:viewBox="0 0 14512 3115">
          <text:p/>
        </draw:connector>
      </draw:page>
      <draw:page draw:name="page8" draw:style-name="dp1" draw:master-page-name="Default">
        <draw:custom-shape draw:name="YonetimSubesiOlusturma 7" draw:style-name="gr2" draw:text-style-name="P2" xml:id="id50" draw:id="id50" draw:layer="layout" svg:width="2.54cm" svg:height="2.54cm" svg:x="43.471cm" svg:y="10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iris 32" draw:style-name="gr3" draw:text-style-name="P3" xml:id="id51" draw:id="id51" draw:layer="layout" svg:width="2.54cm" svg:height="2.54cm" svg:x="43.48cm" svg:y="16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573cm" svg:height="0.878cm" svg:x="40.701cm" svg:y="11.241cm">
          <draw:text-box>
            <text:p>Yönetimsel Taşıt İşleri Ekranı</text:p>
          </draw:text-box>
        </draw:frame>
        <draw:frame draw:style-name="gr1" draw:text-style-name="P1" draw:layer="layout" svg:width="8.573cm" svg:height="0.878cm" svg:x="40.801cm" svg:y="17.373cm">
          <draw:text-box>
            <text:p>Yönetimsel Taşıt İşleri Ekranı</text:p>
          </draw:text-box>
        </draw:frame>
        <draw:connector draw:style-name="gr54" draw:text-style-name="P5" draw:layer="layout" svg:x1="44.741cm" svg:y1="13.011cm" svg:x2="44.75cm" svg:y2="16.44cm" draw:start-shape="id50" draw:start-glue-point="2" draw:end-shape="id51" draw:end-glue-point="0" svg:d="M44741 13011v1715h9v1714" svg:viewBox="0 0 10 3430">
          <text:p/>
        </draw:connector>
        <draw:custom-shape draw:name="Giris 33" draw:style-name="gr3" draw:text-style-name="P3" xml:id="id52" draw:id="id52" draw:layer="layout" svg:width="2.54cm" svg:height="2.54cm" svg:x="52.981cm" svg:y="16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62cm" svg:height="0.878cm" svg:x="50.526cm" svg:y="17.373cm">
          <draw:text-box>
            <text:p>Yönetimsel Taşıtlar Ekranı</text:p>
          </draw:text-box>
        </draw:frame>
        <draw:connector draw:style-name="gr55" draw:text-style-name="P5" draw:layer="layout" svg:x1="44.741cm" svg:y1="13.011cm" svg:x2="54.251cm" svg:y2="16.441cm" draw:start-shape="id50" draw:start-glue-point="2" draw:end-shape="id52" draw:end-glue-point="0" svg:d="M44741 13011v1716h9510v1714" svg:viewBox="0 0 9511 3431">
          <text:p/>
        </draw:connector>
        <draw:custom-shape draw:name="Giris 34" draw:style-name="gr3" draw:text-style-name="P3" xml:id="id53" draw:id="id53" draw:layer="layout" svg:width="2.54cm" svg:height="2.54cm" svg:x="33.581cm" svg:y="16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477cm" svg:height="0.878cm" svg:x="29.607cm" svg:y="17.373cm">
          <draw:text-box>
            <text:p>Yönetimsel Taşıt Mali Durumu Ekranı</text:p>
          </draw:text-box>
        </draw:frame>
        <draw:connector draw:style-name="gr56" draw:text-style-name="P5" draw:layer="layout" svg:x1="44.741cm" svg:y1="13.011cm" svg:x2="34.851cm" svg:y2="16.441cm" draw:start-shape="id50" draw:start-glue-point="2" draw:end-shape="id53" draw:end-glue-point="0" svg:d="M44741 13011v1716h-9890v1714" svg:viewBox="0 0 9891 3431">
          <text:p/>
        </draw:connector>
        <draw:custom-shape draw:name="Giris 35" draw:style-name="gr3" draw:text-style-name="P3" xml:id="id54" draw:id="id54" draw:layer="layout" svg:width="2.54cm" svg:height="2.54cm" svg:x="62.482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412cm" svg:height="0.878cm" svg:x="58.764cm" svg:y="17.373cm">
          <draw:text-box>
            <text:p>Yönetimsel Taşıt Sigorta İşleri Ekranı</text:p>
          </draw:text-box>
        </draw:frame>
        <draw:connector draw:style-name="gr57" draw:text-style-name="P5" draw:layer="layout" svg:x1="44.741cm" svg:y1="13.011cm" svg:x2="63.752cm" svg:y2="16.442cm" draw:start-shape="id50" draw:start-glue-point="2" draw:end-shape="id54" draw:end-glue-point="0" svg:d="M44741 13011v1716h19011v1715" svg:viewBox="0 0 19012 3432">
          <text:p/>
        </draw:connector>
        <draw:custom-shape draw:name="Giris 36" draw:style-name="gr3" draw:text-style-name="P3" xml:id="id55" draw:id="id55" draw:layer="layout" svg:width="2.54cm" svg:height="2.54cm" svg:x="22.982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777cm" svg:height="0.878cm" svg:x="19.147cm" svg:y="17.373cm">
          <draw:text-box>
            <text:p>Yönetimsel Taşıt Sigortaları Ekranı</text:p>
          </draw:text-box>
        </draw:frame>
        <draw:connector draw:style-name="gr58" draw:text-style-name="P5" draw:layer="layout" svg:x1="44.741cm" svg:y1="13.011cm" svg:x2="24.252cm" svg:y2="16.442cm" draw:start-shape="id50" draw:start-glue-point="2" draw:end-shape="id55" draw:end-glue-point="0" svg:d="M44741 13011v1716h-20489v1715" svg:viewBox="0 0 20490 3432">
          <text:p/>
        </draw:connector>
        <draw:custom-shape draw:name="Giris 37" draw:style-name="gr3" draw:text-style-name="P3" xml:id="id56" draw:id="id56" draw:layer="layout" svg:width="2.54cm" svg:height="2.54cm" svg:x="73.183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447cm" svg:height="0.878cm" svg:x="69.624cm" svg:y="17.373cm">
          <draw:text-box>
            <text:p>Yönetimsel Taşıt Bakım İşleri Ekranı</text:p>
          </draw:text-box>
        </draw:frame>
        <draw:connector draw:style-name="gr59" draw:text-style-name="P5" draw:layer="layout" svg:x1="44.741cm" svg:y1="13.011cm" svg:x2="74.453cm" svg:y2="16.443cm" draw:start-shape="id50" draw:start-glue-point="2" draw:end-shape="id56" draw:end-glue-point="0" svg:d="M44741 13011v1717h29712v1715" svg:viewBox="0 0 29713 3433">
          <text:p/>
        </draw:connector>
        <draw:custom-shape draw:name="Giris 38" draw:style-name="gr3" draw:text-style-name="P3" xml:id="id57" draw:id="id57" draw:layer="layout" svg:width="2.54cm" svg:height="2.54cm" svg:x="12.183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.525cm" svg:height="0.878cm" svg:x="8.834cm" svg:y="17.399cm">
          <draw:text-box>
            <text:p>Yönetimsel Taşıt Bakımları Ekranı</text:p>
          </draw:text-box>
        </draw:frame>
        <draw:connector draw:style-name="gr60" draw:text-style-name="P5" draw:layer="layout" svg:x1="44.741cm" svg:y1="13.011cm" svg:x2="13.453cm" svg:y2="16.443cm" draw:start-shape="id50" draw:start-glue-point="2" draw:end-shape="id57" draw:end-glue-point="0" svg:d="M44741 13011v1717h-31288v1715" svg:viewBox="0 0 31289 3433">
          <text:p/>
        </draw:connector>
        <draw:custom-shape draw:name="Giris 39" draw:style-name="gr3" draw:text-style-name="P3" xml:id="id58" draw:id="id58" draw:layer="layout" svg:width="2.54cm" svg:height="2.54cm" svg:x="82.684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1" draw:layer="layout" svg:width="7.938cm" svg:height="1.505cm" svg:x="80.451cm" svg:y="17.064cm">
          <draw:text-box>
            <text:p>Yönetimsel Taşıt Gövde Durumu Güncelleme Ekranı</text:p>
          </draw:text-box>
        </draw:frame>
        <draw:connector draw:style-name="gr62" draw:text-style-name="P5" draw:layer="layout" svg:x1="44.741cm" svg:y1="13.011cm" svg:x2="83.954cm" svg:y2="16.444cm" draw:start-shape="id50" draw:start-glue-point="2" draw:end-shape="id58" draw:end-glue-point="0" svg:d="M44741 13011v1717h39213v1716" svg:viewBox="0 0 39214 3434">
          <text:p/>
        </draw:connector>
        <draw:custom-shape draw:name="Giris 40" draw:style-name="gr3" draw:text-style-name="P3" xml:id="id59" draw:id="id59" draw:layer="layout" svg:width="2.54cm" svg:height="2.54cm" svg:x="4.084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1" draw:layer="layout" svg:width="6.667cm" svg:height="1.505cm" svg:x="2.259cm" svg:y="16.981cm">
          <draw:text-box>
            <text:p>Yönetimsel Taşıt Gövde Durumu Ekranı</text:p>
          </draw:text-box>
        </draw:frame>
        <draw:connector draw:style-name="gr63" draw:text-style-name="P5" draw:layer="layout" svg:x1="44.741cm" svg:y1="13.011cm" svg:x2="5.354cm" svg:y2="16.444cm" draw:start-shape="id50" draw:start-glue-point="2" draw:end-shape="id59" draw:end-glue-point="0" svg:d="M44741 13011v1717h-39387v1716" svg:viewBox="0 0 39388 3434">
          <text:p/>
        </draw:connector>
      </draw:page>
      <draw:page draw:name="page9" draw:style-name="dp1" draw:master-page-name="Default">
        <draw:custom-shape draw:name="YonetimSubesiOlusturma 8" draw:style-name="gr2" draw:text-style-name="P2" xml:id="id60" draw:id="id60" draw:layer="layout" svg:width="2.54cm" svg:height="2.54cm" svg:x="44.45cm" svg:y="10.4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8" draw:layer="layout" svg:width="5.398cm" svg:height="0.878cm" svg:x="43.199cm" svg:y="11.341cm">
          <draw:text-box>
            <text:p>Taşıt İşleri Ekranı</text:p>
          </draw:text-box>
        </draw:frame>
        <draw:custom-shape draw:name="Giris 41" draw:style-name="gr3" draw:text-style-name="P3" xml:id="id61" draw:id="id61" draw:layer="layout" svg:width="2.54cm" svg:height="2.54cm" svg:x="44.45cm" svg:y="16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8" draw:layer="layout" svg:width="5.398cm" svg:height="0.878cm" svg:x="43.199cm" svg:y="17.341cm">
          <draw:text-box>
            <text:p>Taşıt İşleri Ekranı</text:p>
          </draw:text-box>
        </draw:frame>
        <draw:connector draw:style-name="gr65" draw:text-style-name="P5" draw:layer="layout" svg:x1="45.72cm" svg:y1="13.012cm" svg:x2="45.72cm" svg:y2="16.441cm" draw:start-shape="id60" draw:start-glue-point="2" draw:end-shape="id61" draw:end-glue-point="0" svg:d="M45720 13012v3429" svg:viewBox="0 0 1 3430">
          <text:p/>
        </draw:connector>
        <draw:custom-shape draw:name="Giris 42" draw:style-name="gr3" draw:text-style-name="P3" xml:id="id62" draw:id="id62" draw:layer="layout" svg:width="2.54cm" svg:height="2.54cm" svg:x="50.351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8" draw:layer="layout" svg:width="4.445cm" svg:height="0.878cm" svg:x="49.466cm" svg:y="17.399cm">
          <draw:text-box>
            <text:p>Taşıtlar Ekranı</text:p>
          </draw:text-box>
        </draw:frame>
        <draw:connector draw:style-name="gr66" draw:text-style-name="P5" draw:layer="layout" svg:x1="45.72cm" svg:y1="13.012cm" svg:x2="51.621cm" svg:y2="16.442cm" draw:start-shape="id60" draw:start-glue-point="2" draw:end-shape="id62" draw:end-glue-point="0" svg:d="M45720 13012v1716h5901v1714" svg:viewBox="0 0 5902 3431">
          <text:p/>
        </draw:connector>
        <draw:custom-shape draw:name="Giris 43" draw:style-name="gr3" draw:text-style-name="P3" xml:id="id63" draw:id="id63" draw:layer="layout" svg:width="2.54cm" svg:height="2.54cm" svg:x="37.951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8" draw:layer="layout" svg:width="7.254cm" svg:height="0.878cm" svg:x="35.662cm" svg:y="17.299cm">
          <draw:text-box>
            <text:p>Taşıt Mali Durumu Ekranı</text:p>
          </draw:text-box>
        </draw:frame>
        <draw:connector draw:style-name="gr68" draw:text-style-name="P5" draw:layer="layout" svg:x1="45.72cm" svg:y1="13.012cm" svg:x2="39.221cm" svg:y2="16.442cm" draw:start-shape="id60" draw:start-glue-point="2" draw:end-shape="id63" draw:end-glue-point="0" svg:d="M45720 13012v1716h-6499v1714" svg:viewBox="0 0 6500 3431">
          <text:p/>
        </draw:connector>
        <draw:custom-shape draw:name="Giris 44" draw:style-name="gr3" draw:text-style-name="P3" xml:id="id64" draw:id="id64" draw:layer="layout" svg:width="2.54cm" svg:height="2.54cm" svg:x="56.152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7.303cm" svg:height="0.878cm" svg:x="54.228cm" svg:y="17.373cm">
          <draw:text-box>
            <text:p>Taşıt Sigorta İşleri Ekranı</text:p>
          </draw:text-box>
        </draw:frame>
        <draw:connector draw:style-name="gr70" draw:text-style-name="P5" draw:layer="layout" svg:x1="45.72cm" svg:y1="13.012cm" svg:x2="57.422cm" svg:y2="16.443cm" draw:start-shape="id60" draw:start-glue-point="2" draw:end-shape="id64" draw:end-glue-point="0" svg:d="M45720 13012v1716h11702v1715" svg:viewBox="0 0 11703 3432">
          <text:p/>
        </draw:connector>
        <draw:custom-shape draw:name="Giris 45" draw:style-name="gr3" draw:text-style-name="P3" xml:id="id65" draw:id="id65" draw:layer="layout" svg:width="2.54cm" svg:height="2.54cm" svg:x="30.852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6.668cm" svg:height="0.878cm" svg:x="28.828cm" svg:y="17.356cm">
          <draw:text-box>
            <text:p>Taşıt Sigortaları Ekranı</text:p>
          </draw:text-box>
        </draw:frame>
        <draw:connector draw:style-name="gr71" draw:text-style-name="P5" draw:layer="layout" svg:x1="45.72cm" svg:y1="13.012cm" svg:x2="32.122cm" svg:y2="16.443cm" draw:start-shape="id60" draw:start-glue-point="2" draw:end-shape="id65" draw:end-glue-point="0" svg:d="M45720 13012v1716h-13598v1715" svg:viewBox="0 0 13599 3432">
          <text:p/>
        </draw:connector>
        <draw:custom-shape draw:name="Giris 46" draw:style-name="gr3" draw:text-style-name="P3" xml:id="id66" draw:id="id66" draw:layer="layout" svg:width="2.54cm" svg:height="2.54cm" svg:x="63.653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8" draw:layer="layout" svg:width="6.985cm" svg:height="0.878cm" svg:x="61.731cm" svg:y="17.373cm">
          <draw:text-box>
            <text:p>Taşıt Bakım İşleri Ekranı</text:p>
          </draw:text-box>
        </draw:frame>
        <draw:connector draw:style-name="gr72" draw:text-style-name="P5" draw:layer="layout" svg:x1="45.72cm" svg:y1="13.012cm" svg:x2="64.923cm" svg:y2="16.444cm" draw:start-shape="id60" draw:start-glue-point="2" draw:end-shape="id66" draw:end-glue-point="0" svg:d="M45720 13012v1717h19203v1715" svg:viewBox="0 0 19204 3433">
          <text:p/>
        </draw:connector>
        <draw:custom-shape draw:name="Giris 47" draw:style-name="gr3" draw:text-style-name="P3" xml:id="id67" draw:id="id67" draw:layer="layout" svg:width="2.54cm" svg:height="2.54cm" svg:x="23.753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6.35cm" svg:height="0.878cm" svg:x="21.861cm" svg:y="17.299cm">
          <draw:text-box>
            <text:p>Taşıt Bakımları Ekranı</text:p>
          </draw:text-box>
        </draw:frame>
        <draw:connector draw:style-name="gr73" draw:text-style-name="P5" draw:layer="layout" svg:x1="45.72cm" svg:y1="13.012cm" svg:x2="25.023cm" svg:y2="16.444cm" draw:start-shape="id60" draw:start-glue-point="2" draw:end-shape="id67" draw:end-glue-point="0" svg:d="M45720 13012v1717h-20697v1715" svg:viewBox="0 0 20698 3433">
          <text:p/>
        </draw:connector>
        <draw:custom-shape draw:name="Giris 48" draw:style-name="gr3" draw:text-style-name="P3" xml:id="id68" draw:id="id68" draw:layer="layout" svg:width="2.54cm" svg:height="2.54cm" svg:x="71.054cm" svg:y="1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8" draw:layer="layout" svg:width="6.032cm" svg:height="1.505cm" svg:x="69.309cm" svg:y="16.981cm">
          <draw:text-box>
            <text:p>Taşıt Gövde Durumu Güncelleme Ekranı</text:p>
          </draw:text-box>
        </draw:frame>
        <draw:connector draw:style-name="gr75" draw:text-style-name="P5" draw:layer="layout" svg:x1="45.72cm" svg:y1="13.012cm" svg:x2="72.324cm" svg:y2="16.445cm" draw:start-shape="id60" draw:start-glue-point="2" draw:end-shape="id68" draw:end-glue-point="0" svg:d="M45720 13012v1717h26604v1716" svg:viewBox="0 0 26605 3434">
          <text:p/>
        </draw:connector>
        <draw:custom-shape draw:name="Giris 49" draw:style-name="gr3" draw:text-style-name="P3" xml:id="id69" draw:id="id69" draw:layer="layout" svg:width="2.54cm" svg:height="2.54cm" svg:x="17.454cm" svg:y="1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8" draw:layer="layout" svg:width="4.762cm" svg:height="1.505cm" svg:x="16.464cm" svg:y="17.081cm">
          <draw:text-box>
            <text:p>Taşıt Gövde Durumu <text:s/>Ekranı</text:p>
          </draw:text-box>
        </draw:frame>
        <draw:connector draw:style-name="gr76" draw:text-style-name="P5" draw:layer="layout" svg:x1="45.72cm" svg:y1="13.012cm" svg:x2="18.724cm" svg:y2="16.445cm" draw:start-shape="id60" draw:start-glue-point="2" draw:end-shape="id69" draw:end-glue-point="0" svg:d="M45720 13012v1717h-26996v1716" svg:viewBox="0 0 26997 3434">
          <text:p/>
        </draw:connector>
        <draw:custom-shape draw:name="Giris 50" draw:style-name="gr3" draw:text-style-name="P3" xml:id="id70" draw:id="id70" draw:layer="layout" svg:width="2.54cm" svg:height="2.54cm" svg:x="77.755cm" svg:y="16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8" draw:layer="layout" svg:width="6.667cm" svg:height="0.878cm" svg:x="75.854cm" svg:y="17.299cm">
          <draw:text-box>
            <text:p>Taşıt Olay İşleri Ekranı</text:p>
          </draw:text-box>
        </draw:frame>
        <draw:connector draw:style-name="gr77" draw:text-style-name="P5" draw:layer="layout" svg:x1="45.72cm" svg:y1="13.012cm" svg:x2="79.025cm" svg:y2="16.446cm" draw:start-shape="id60" draw:start-glue-point="2" draw:end-shape="id70" draw:end-glue-point="0" svg:d="M45720 13012v1718h33305v1716" svg:viewBox="0 0 33306 343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2a6099" draw:marker-start-width="0.2cm" draw:marker-start-center="false" draw:marker-end-width="0.2cm" draw:marker-end-center="false" draw:fill="solid" draw:fill-color="#2a6099" draw:opacity="2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Bold" style:font-family-generic="swiss" style:font-pitch="variable" fo:font-size="1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91.4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09T22:30:49.798000000</dc:date>
    <meta:editing-duration>PT6H9M50S</meta:editing-duration>
    <meta:editing-cycles>211</meta:editing-cycles>
    <meta:generator>LibreOffice/7.3.2.2$Windows_X86_64 LibreOffice_project/49f2b1bff42cfccbd8f788c8dc32c1c309559be0</meta:generator>
    <meta:document-statistic meta:object-count="206"/>
  </office:meta>
</office:document-meta>
</file>